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0.57pt" svg:height="514.6pt" svg:x="510.24pt" svg:y="115.37pt">
            <draw:object draw:notify-on-update-of-ranges="Sheet1.C6:Sheet1.G6 Sheet1.B7:Sheet1.B7 Sheet1.C7:Sheet1.G7 Sheet1.B8:Sheet1.B8 Sheet1.C8:Sheet1.G8 Sheet1.B9:Sheet1.B9 Sheet1.C9:Sheet1.G9 Sheet1.B10:Sheet1.B10 Sheet1.C10:Sheet1.G10 Sheet1.B11:Sheet1.B11 Sheet1.C11:Sheet1.G11 Sheet1.B12:Sheet1.B12 Sheet1.C12:Sheet1.G12 Sheet1.B13:Sheet1.B13 Sheet1.C13:Sheet1.G13 Sheet1.B14:Sheet1.B14 Sheet1.C14:Sheet1.G14 Sheet1.B15:Sheet1.B15 Sheet1.C15:Sheet1.G15 Sheet1.B16:Sheet1.B16 Sheet1.C16:Sheet1.G16 Sheet1.B17:Sheet1.B17 Sheet1.C17:Sheet1.G17 Sheet1.B18:Sheet1.B18 Sheet1.C18:Sheet1.G18 Sheet1.B19:Sheet1.B19 Sheet1.C19:Sheet1.G19 Sheet1.B20:Sheet1.B20 Sheet1.C20:Sheet1.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Setup 1</text:p>
          </table:table-cell>
          <table:table-cell office:value-type="string" calcext:value-type="string">
            <text:p>Domain: -10, 10, Ind: Sphe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up 2</text:p>
          </table:table-cell>
          <table:table-cell office:value-type="string" calcext:value-type="string">
            <text:p>Domain: -3, 10, Ind: Sphere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ime consumed (user+system)</text:p>
          </table:table-cell>
          <table:table-cell table:number-columns-repeated="2"/>
          <table:table-cell office:value-type="string" calcext:value-type="string">
            <text:p>Projected Ti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mit s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up</text:p>
          </table:table-cell>
          <table:table-cell table:number-columns-repeated="5"/>
          <table:table-cell office:value-type="string" calcext:value-type="string">
            <text:p>Each resampling iteration introduces in each axis at most</text:p>
          </table:table-cell>
        </table:table-row>
        <table:table-row table:style-name="ro1">
          <table:table-cell/>
          <table:table-cell office:value-type="string" calcext:value-type="string">
            <text:p>f9f03a</text:p>
          </table:table-cell>
          <table:table-cell office:value-type="float" office:value="0.676" calcext:value-type="float">
            <text:p>0.676</text:p>
          </table:table-cell>
          <table:table-cell office:value-type="float" office:value="1.986" calcext:value-type="float">
            <text:p>1.986</text:p>
          </table:table-cell>
          <table:table-cell table:style-name="ce1" table:formula="of:=2*60+37.2" office:value-type="float" office:value="157.2" calcext:value-type="float">
            <text:p>157.2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5"/>
          <table:table-cell office:value-type="string" calcext:value-type="string">
            <text:p>2^i*d_0 – i*(i-1)/2</text:p>
          </table:table-cell>
        </table:table-row>
        <table:table-row table:style-name="ro1">
          <table:table-cell/>
          <table:table-cell office:value-type="string" calcext:value-type="string">
            <text:p>3df010878ad3ac1c708219e4c7ca9d8d8590b3fb</text:p>
          </table:table-cell>
          <table:table-cell table:formula="of:=0.532+0.235" office:value-type="float" office:value="0.767" calcext:value-type="float">
            <text:p>0.767</text:p>
          </table:table-cell>
          <table:table-cell table:formula="of:=2.066+0.485" office:value-type="float" office:value="2.551" calcext:value-type="float">
            <text:p>2.551</text:p>
          </table:table-cell>
          <table:table-cell table:style-name="ce1" table:formula="of:=2*60+16.4+9.7" office:value-type="float" office:value="146.1" calcext:value-type="float">
            <text:p>146.1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5"/>
          <table:table-cell office:value-type="string" calcext:value-type="string">
            <text:p>points</text:p>
          </table:table-cell>
        </table:table-row>
        <table:table-row table:style-name="ro1">
          <table:table-cell/>
          <table:table-cell office:value-type="string" calcext:value-type="string">
            <text:p>a5978603a34867ac4e7689e888235102369e55c1</text:p>
          </table:table-cell>
          <table:table-cell table:formula="of:=0.482+0.24" office:value-type="float" office:value="0.722" calcext:value-type="float">
            <text:p>0.722</text:p>
          </table:table-cell>
          <table:table-cell table:formula="of:=1.237+0.255" office:value-type="float" office:value="1.492" calcext:value-type="float">
            <text:p>1.492</text:p>
          </table:table-cell>
          <table:table-cell table:formula="of:=2*60+25.027+23.536" office:value-type="float" office:value="168.563" calcext:value-type="float">
            <text:p>168.563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0a743f7c7964fba89753d15c281665f5b7aea01</text:p>
          </table:table-cell>
          <table:table-cell table:formula="of:=0.604+0.199" office:value-type="float" office:value="0.803" calcext:value-type="float">
            <text:p>0.803</text:p>
          </table:table-cell>
          <table:table-cell table:style-name="ce1" table:formula="of:=0.814+0.2" office:value-type="float" office:value="1.014" calcext:value-type="float">
            <text:p>1.014</text:p>
          </table:table-cell>
          <table:table-cell table:formula="of:=22.462+11.84" office:value-type="float" office:value="34.302" calcext:value-type="float">
            <text:p>34.302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f0d3feabbdec26a305f437098b9cfbefca81c6b</text:p>
          </table:table-cell>
          <table:table-cell table:formula="of:=0.466+0.135" office:value-type="float" office:value="0.601" calcext:value-type="float">
            <text:p>0.601</text:p>
          </table:table-cell>
          <table:table-cell table:formula="of:=0.831+0.187" office:value-type="float" office:value="1.018" calcext:value-type="float">
            <text:p>1.018</text:p>
          </table:table-cell>
          <table:table-cell table:formula="of:=22.864+11.666" office:value-type="float" office:value="34.53" calcext:value-type="float">
            <text:p>34.53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c37070eba78a3d55991fe1a19740ac6f78983a4</text:p>
          </table:table-cell>
          <table:table-cell table:formula="of:=0.411+0.168" office:value-type="float" office:value="0.579" calcext:value-type="float">
            <text:p>0.579</text:p>
          </table:table-cell>
          <table:table-cell table:formula="of:=0.794+0.171" office:value-type="float" office:value="0.965" calcext:value-type="float">
            <text:p>0.965</text:p>
          </table:table-cell>
          <table:table-cell table:formula="of:=20.649+5.115" office:value-type="float" office:value="25.764" calcext:value-type="float">
            <text:p>25.764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1fbfd2061888a317f4a24c030a0a303bedaeb</text:p>
          </table:table-cell>
          <table:table-cell table:formula="of:=0.609+0.256" office:value-type="float" office:value="0.865" calcext:value-type="float">
            <text:p>0.865</text:p>
          </table:table-cell>
          <table:table-cell table:formula="of:=0.684+0.299" office:value-type="float" office:value="0.983" calcext:value-type="float">
            <text:p>0.983</text:p>
          </table:table-cell>
          <table:table-cell table:formula="of:=2.447+0.741" office:value-type="float" office:value="3.188" calcext:value-type="float">
            <text:p>3.188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5b79fee84fc60d90df42511ada41bf7750a2e547</text:p>
          </table:table-cell>
          <table:table-cell table:formula="of:=0.524+0.231" office:value-type="float" office:value="0.755" calcext:value-type="float">
            <text:p>0.755</text:p>
          </table:table-cell>
          <table:table-cell table:formula="of:=0.626+0.228" office:value-type="float" office:value="0.854" calcext:value-type="float">
            <text:p>0.854</text:p>
          </table:table-cell>
          <table:table-cell table:formula="of:=3.865+1.894" office:value-type="float" office:value="5.759" calcext:value-type="float">
            <text:p>5.759</text:p>
          </table:table-cell>
          <table:table-cell table:number-columns-repeated="2"/>
          <table:table-cell office:value-type="string" calcext:value-type="string">
            <text:p>Setup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e2ca6e88b9be8bebb1100c1c4b4887fb1a65ca6</text:p>
          </table:table-cell>
          <table:table-cell table:formula="of:=0.408+0.221" office:value-type="float" office:value="0.629" calcext:value-type="float">
            <text:p>0.629</text:p>
          </table:table-cell>
          <table:table-cell table:formula="of:=0.458+0.234" office:value-type="float" office:value="0.692" calcext:value-type="float">
            <text:p>0.692</text:p>
          </table:table-cell>
          <table:table-cell table:formula="of:=2.602+1.12" office:value-type="float" office:value="3.722" calcext:value-type="float">
            <text:p>3.722</text:p>
          </table:table-cell>
          <table:table-cell table:formula="of:=60+20.858+2.164" office:value-type="float" office:value="83.022" calcext:value-type="float">
            <text:p>83.022</text:p>
          </table:table-cell>
          <table:table-cell/>
          <table:table-cell office:value-type="string" calcext:value-type="string">
            <text:p>Setup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6675eaaa317a3eb4701ff37195b8d63514d9ed6</text:p>
          </table:table-cell>
          <table:table-cell table:formula="of:=0.533+0.204" office:value-type="float" office:value="0.737" calcext:value-type="float">
            <text:p>0.737</text:p>
          </table:table-cell>
          <table:table-cell table:formula="of:=0.507+0.249" office:value-type="float" office:value="0.756" calcext:value-type="float">
            <text:p>0.756</text:p>
          </table:table-cell>
          <table:table-cell table:formula="of:=0.595+0.25" office:value-type="float" office:value="0.845" calcext:value-type="float">
            <text:p>0.845</text:p>
          </table:table-cell>
          <table:table-cell table:formula="of:=6.389+0.905" office:value-type="float" office:value="7.294" calcext:value-type="float">
            <text:p>7.294</text:p>
          </table:table-cell>
          <table:table-cell table:formula="of:=2*60+2.25+10.5" office:value-type="float" office:value="132.75" calcext:value-type="float">
            <text:p>132.75</text:p>
          </table:table-cell>
          <table:table-cell office:value-type="string" calcext:value-type="string">
            <text:p>Setup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e809c4ebe61dc3519c5609de4883a37322c227a</text:p>
          </table:table-cell>
          <table:table-cell table:formula="of:=0.496+0.231" office:value-type="float" office:value="0.727" calcext:value-type="float">
            <text:p>0.727</text:p>
          </table:table-cell>
          <table:table-cell table:formula="of:=0.558+0.19" office:value-type="float" office:value="0.748" calcext:value-type="float">
            <text:p>0.748</text:p>
          </table:table-cell>
          <table:table-cell table:formula="of:=0.585+0.228" office:value-type="float" office:value="0.813" calcext:value-type="float">
            <text:p>0.813</text:p>
          </table:table-cell>
          <table:table-cell table:formula="of:=1.894+0.637" office:value-type="float" office:value="2.531" calcext:value-type="float">
            <text:p>2.531</text:p>
          </table:table-cell>
          <table:table-cell table:formula="of:=30.985+0.936" office:value-type="float" office:value="31.921" calcext:value-type="float">
            <text:p>31.921</text:p>
          </table:table-cell>
          <table:table-cell office:value-type="string" calcext:value-type="string">
            <text:p>Setup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6770ec62106613d04cbc64eb7888bb8022c451a</text:p>
          </table:table-cell>
          <table:table-cell table:formula="of:=0.511+0.236" office:value-type="float" office:value="0.747" calcext:value-type="float">
            <text:p>0.747</text:p>
          </table:table-cell>
          <table:table-cell table:formula="of:=0.535+0.25" office:value-type="float" office:value="0.785" calcext:value-type="float">
            <text:p>0.785</text:p>
          </table:table-cell>
          <table:table-cell table:formula="of:=0.619+0.228" office:value-type="float" office:value="0.847" calcext:value-type="float">
            <text:p>0.847</text:p>
          </table:table-cell>
          <table:table-cell table:formula="of:=1.716+0.555" office:value-type="float" office:value="2.271" calcext:value-type="float">
            <text:p>2.271</text:p>
          </table:table-cell>
          <table:table-cell table:formula="of:=7.163+1.02" office:value-type="float" office:value="8.183" calcext:value-type="float">
            <text:p>8.183</text:p>
          </table:table-cell>
          <table:table-cell office:value-type="string" calcext:value-type="string">
            <text:p>Setup 2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ime requirements per 1000 iterations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calcext:value-type="string">
            <text:p>Model Evaluation</text:p>
          </table:table-cell>
          <table:table-cell table:style-name="ce3" office:value-type="string" calcext:value-type="string">
            <text:p>Trim Optimization</text:p>
          </table:table-cell>
          <table:table-cell table:style-name="ce3" office:value-type="string" calcext:value-type="string">
            <text:p>Flight Envelope extraction (theta, Va, a)</text:p>
          </table:table-cell>
          <table:table-cell table:style-name="ce3" office:value-type="string" calcext:value-type="string">
            <text:p>Flght Envelope extraction (full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float" office:value="0.126" calcext:value-type="float">
            <text:p>0.126</text:p>
          </table:table-cell>
          <table:table-cell office:value-type="float" office:value="13" calcext:value-type="float">
            <text:p>13</text:p>
          </table:table-cell>
          <table:table-cell office:value-type="float" office:value="11.78" calcext:value-type="float">
            <text:p>11.78</text:p>
          </table:table-cell>
          <table:table-cell office:value-type="float" office:value="73.06" calcext:value-type="float">
            <text:p>73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office:value-type="float" office:value="0.25" calcext:value-type="float">
            <text:p>0.25</text:p>
          </table:table-cell>
          <table:table-cell office:value-type="float" office:value="7.987" calcext:value-type="float">
            <text:p>7.98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++ (Release)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2" calcext:value-type="float">
            <text:p>1.42</text:p>
          </table:table-cell>
          <table:table-cell office:value-type="float" office:value="29.11" calcext:value-type="float">
            <office:annotation draw:style-name="gr2" draw:text-style-name="P3" svg:width="82.18pt" svg:height="39.29pt" svg:x="400.99pt" svg:y="440.96pt" draw:caption-point-x="-17.29pt" draw:caption-point-y="42.8pt">
              <dc:date>2019-09-13T00:00:00</dc:date>
              <text:p text:style-name="P2">Requires many more sampling phases</text:p>
            </office:annotation>
            <text:p>29.11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it a line y=b*m^x as per</text:p>
          </table:table-cell>
          <table:table-cell/>
          <table:table-cell office:value-type="string" calcext:value-type="string">
            <text:p>https://help.libreoffice.org/Chart/Trend_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ical Number of Nod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^[.C3]*[.$B$4]-[.C3]*([.C3]+1)/2" office:value-type="float" office:value="17" calcext:value-type="float">
            <text:p>17</text:p>
          </table:table-cell>
          <table:table-cell table:formula="of:=2^[.D3]*[.$B$4]-[.D3]*([.D3]+1)/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rived coefficients</text:p>
          </table:table-cell>
          <table:table-cell table:number-columns-repeated="2"/>
          <table:table-cell office:value-type="string" calcext:value-type="string">
            <text:p>Projected Tim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it s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Sheet1.B7]" office:value-type="string" office:string-value="f9f03a" calcext:value-type="string">
            <text:p>f9f03a</text:p>
          </table:table-cell>
          <table:table-cell table:formula="of:=EXP(SLOPE(LN([$Sheet1.C7:$Sheet1.E7]);[Sheet1.$C$6:.$E$6]))" office:value-type="float" office:value="15.2494058473839" calcext:value-type="float">
            <text:p>15.2494058473839</text:p>
          </table:table-cell>
          <table:table-cell table:formula="of:=EXP(INTERCEPT(LN([$Sheet1.C7:$Sheet1.E7]);[Sheet1.$C$6:.$E$6]))" office:value-type="float" office:value="0.00167893567993684" calcext:value-type="float">
            <text:p>0.001678935679937</text:p>
          </table:table-cell>
          <table:table-cell table:style-name="ce1"/>
          <table:table-cell table:formula="of:=[.$D7]*([.$D$4]^[.F$6])" office:value-type="float" office:value="76283.1544866587" calcext:value-type="float">
            <text:p>76283.1544866587</text:p>
          </table:table-cell>
          <table:table-cell table:formula="of:=[.$D7]*([.$D$4]^[.G$6])" office:value-type="float" office:value="2593627.2525464" calcext:value-type="float">
            <text:p>2593627.2525464</text:p>
          </table:table-cell>
        </table:table-row>
        <table:table-row table:style-name="ro1">
          <table:table-cell/>
          <table:table-cell table:formula="of:=[$Sheet1.B8]" office:value-type="string" office:string-value="3df010878ad3ac1c708219e4c7ca9d8d8590b3fb" calcext:value-type="string">
            <text:p>3df010878ad3ac1c708219e4c7ca9d8d8590b3fb</text:p>
          </table:table-cell>
          <table:table-cell table:formula="of:=EXP(SLOPE(LN([$Sheet1.C8:$Sheet1.E8]);[Sheet1.$C$6:.$E$6]))" office:value-type="float" office:value="13.8015361085995" calcext:value-type="float">
            <text:p>13.8015361085995</text:p>
          </table:table-cell>
          <table:table-cell table:formula="of:=EXP(INTERCEPT(LN([$Sheet1.C8:$Sheet1.E8]);[Sheet1.$C$6:.$E$6]))" office:value-type="float" office:value="0.0025057422829763" calcext:value-type="float">
            <text:p>0.002505742282976</text:p>
          </table:table-cell>
          <table:table-cell table:style-name="ce1"/>
          <table:table-cell table:formula="of:=[.$D8]*([.$D$4]^[.F$6])" office:value-type="float" office:value="113849.463061756" calcext:value-type="float">
            <text:p>113849.463061756</text:p>
          </table:table-cell>
          <table:table-cell table:formula="of:=[.$D8]*([.$D$4]^[.G$6])" office:value-type="float" office:value="3870881.7440997" calcext:value-type="float">
            <text:p>3870881.7440997</text:p>
          </table:table-cell>
        </table:table-row>
        <table:table-row table:style-name="ro1">
          <table:table-cell/>
          <table:table-cell table:formula="of:=[$Sheet1.B9]" office:value-type="string" office:string-value="a5978603a34867ac4e7689e888235102369e55c1" calcext:value-type="string">
            <text:p>a5978603a34867ac4e7689e888235102369e55c1</text:p>
          </table:table-cell>
          <table:table-cell table:formula="of:=EXP(SLOPE(LN([$Sheet1.C9:$Sheet1.E9]);[Sheet1.$C$6:.$E$6]))" office:value-type="float" office:value="15.2796190725676" calcext:value-type="float">
            <text:p>15.2796190725676</text:p>
          </table:table-cell>
          <table:table-cell table:formula="of:=EXP(INTERCEPT(LN([$Sheet1.C9:$Sheet1.E9]);[Sheet1.$C$6:.$E$6]))" office:value-type="float" office:value="0.00158739561358206" calcext:value-type="float">
            <text:p>0.001587395613582</text:p>
          </table:table-cell>
          <table:table-cell/>
          <table:table-cell table:formula="of:=[.$D9]*([.$D$4]^[.F$6])" office:value-type="float" office:value="72123.9927588412" calcext:value-type="float">
            <text:p>72123.9927588412</text:p>
          </table:table-cell>
          <table:table-cell table:formula="of:=[.$D9]*([.$D$4]^[.G$6])" office:value-type="float" office:value="2452215.7538006" calcext:value-type="float">
            <text:p>2452215.7538006</text:p>
          </table:table-cell>
        </table:table-row>
        <table:table-row table:style-name="ro1">
          <table:table-cell/>
          <table:table-cell table:formula="of:=[$Sheet1.B10]" office:value-type="string" office:string-value="b0a743f7c7964fba89753d15c281665f5b7aea01" calcext:value-type="string">
            <text:p>b0a743f7c7964fba89753d15c281665f5b7aea01</text:p>
          </table:table-cell>
          <table:table-cell table:formula="of:=EXP(SLOPE(LN([$Sheet1.C10:$Sheet1.E10]);[Sheet1.$C$6:.$E$6]))" office:value-type="float" office:value="6.53584807711846" calcext:value-type="float">
            <text:p>6.53584807711846</text:p>
          </table:table-cell>
          <table:table-cell table:formula="of:=EXP(INTERCEPT(LN([$Sheet1.C10:$Sheet1.E10]);[Sheet1.$C$6:.$E$6]))" office:value-type="float" office:value="0.0108672202288475" calcext:value-type="float">
            <text:p>0.010867220228848</text:p>
          </table:table-cell>
          <table:table-cell/>
          <table:table-cell table:formula="of:=[.$D10]*([.$D$4]^[.F$6])" office:value-type="float" office:value="493756.758799065" calcext:value-type="float">
            <text:p>493756.758799065</text:p>
          </table:table-cell>
          <table:table-cell table:formula="of:=[.$D10]*([.$D$4]^[.G$6])" office:value-type="float" office:value="16787729.7991682" calcext:value-type="float">
            <text:p>16787729.7991682</text:p>
          </table:table-cell>
        </table:table-row>
        <table:table-row table:style-name="ro1">
          <table:table-cell/>
          <table:table-cell table:formula="of:=[$Sheet1.B11]" office:value-type="string" office:string-value="0f0d3feabbdec26a305f437098b9cfbefca81c6b" calcext:value-type="string">
            <text:p>0f0d3feabbdec26a305f437098b9cfbefca81c6b</text:p>
          </table:table-cell>
          <table:table-cell table:formula="of:=EXP(SLOPE(LN([$Sheet1.C11:$Sheet1.E11]);[Sheet1.$C$6:.$E$6]))" office:value-type="float" office:value="7.57985771162313" calcext:value-type="float">
            <text:p>7.57985771162313</text:p>
          </table:table-cell>
          <table:table-cell table:formula="of:=EXP(INTERCEPT(LN([$Sheet1.C11:$Sheet1.E11]);[Sheet1.$C$6:.$E$6]))" office:value-type="float" office:value="0.00634779826951563" calcext:value-type="float">
            <text:p>0.006347798269516</text:p>
          </table:table-cell>
          <table:table-cell/>
          <table:table-cell table:formula="of:=[.$D11]*([.$D$4]^[.F$6])" office:value-type="float" office:value="288414.905841909" calcext:value-type="float">
            <text:p>288414.905841909</text:p>
          </table:table-cell>
          <table:table-cell table:formula="of:=[.$D11]*([.$D$4]^[.G$6])" office:value-type="float" office:value="9806106.7986249" calcext:value-type="float">
            <text:p>9806106.7986249</text:p>
          </table:table-cell>
        </table:table-row>
        <table:table-row table:style-name="ro1">
          <table:table-cell/>
          <table:table-cell table:formula="of:=[$Sheet1.B12]" office:value-type="string" office:string-value="6c37070eba78a3d55991fe1a19740ac6f78983a4" calcext:value-type="string">
            <text:p>6c37070eba78a3d55991fe1a19740ac6f78983a4</text:p>
          </table:table-cell>
          <table:table-cell table:formula="of:=EXP(SLOPE(LN([$Sheet1.C12:$Sheet1.E12]);[Sheet1.$C$6:.$E$6]))" office:value-type="float" office:value="6.67063785004289" calcext:value-type="float">
            <text:p>6.67063785004289</text:p>
          </table:table-cell>
          <table:table-cell table:formula="of:=EXP(INTERCEPT(LN([$Sheet1.C12:$Sheet1.E12]);[Sheet1.$C$6:.$E$6]))" office:value-type="float" office:value="0.00819541529097091" calcext:value-type="float">
            <text:p>0.008195415290971</text:p>
          </table:table-cell>
          <table:table-cell/>
          <table:table-cell table:formula="of:=[.$D12]*([.$D$4]^[.F$6])" office:value-type="float" office:value="372362.168601347" calcext:value-type="float">
            <text:p>372362.168601347</text:p>
          </table:table-cell>
          <table:table-cell table:formula="of:=[.$D12]*([.$D$4]^[.G$6])" office:value-type="float" office:value="12660313.7324458" calcext:value-type="float">
            <text:p>12660313.7324458</text:p>
          </table:table-cell>
        </table:table-row>
        <table:table-row table:style-name="ro1">
          <table:table-cell/>
          <table:table-cell table:formula="of:=[$Sheet1.B13]" office:value-type="string" office:string-value="ad31fbfd2061888a317f4a24c030a0a303bedaeb" calcext:value-type="string">
            <text:p>ad31fbfd2061888a317f4a24c030a0a303bedaeb</text:p>
          </table:table-cell>
          <table:table-cell table:formula="of:=EXP(SLOPE(LN([$Sheet1.C13:$Sheet1.E13]);[Sheet1.$C$6:.$E$6]))" office:value-type="float" office:value="1.91977840725121" calcext:value-type="float">
            <text:p>1.91977840725121</text:p>
          </table:table-cell>
          <table:table-cell table:formula="of:=EXP(INTERCEPT(LN([$Sheet1.C13:$Sheet1.E13]);[Sheet1.$C$6:.$E$6]))" office:value-type="float" office:value="0.197064927606298" calcext:value-type="float">
            <text:p>0.197064927606298</text:p>
          </table:table-cell>
          <table:table-cell/>
          <table:table-cell table:formula="of:=[.$D13]*([.$D$4]^[.F$6])" office:value-type="float" office:value="8953728.54132147" calcext:value-type="float">
            <text:p>8953728.54132147</text:p>
          </table:table-cell>
          <table:table-cell table:formula="of:=[.$D13]*([.$D$4]^[.G$6])" office:value-type="float" office:value="304426770.40493" calcext:value-type="float">
            <text:p>304426770.40493</text:p>
          </table:table-cell>
        </table:table-row>
        <table:table-row table:style-name="ro1">
          <table:table-cell/>
          <table:table-cell table:formula="of:=[$Sheet1.B14]" office:value-type="string" office:string-value="5b79fee84fc60d90df42511ada41bf7750a2e547" calcext:value-type="string">
            <text:p>5b79fee84fc60d90df42511ada41bf7750a2e547</text:p>
          </table:table-cell>
          <table:table-cell table:formula="of:=EXP(SLOPE(LN([$Sheet1.C14:$Sheet1.E14]);[Sheet1.$C$6:.$E$6]))" office:value-type="float" office:value="2.76184984558111" calcext:value-type="float">
            <text:p>2.76184984558111</text:p>
          </table:table-cell>
          <table:table-cell table:formula="of:=EXP(INTERCEPT(LN([$Sheet1.C14:$Sheet1.E14]);[Sheet1.$C$6:.$E$6]))" office:value-type="float" office:value="0.0735050385910433" calcext:value-type="float">
            <text:p>0.073505038591043</text:p>
          </table:table-cell>
          <table:table-cell/>
          <table:table-cell table:formula="of:=[.$D14]*([.$D$4]^[.F$6])" office:value-type="float" office:value="3339732.59452041" calcext:value-type="float">
            <text:p>3339732.59452041</text:p>
          </table:table-cell>
          <table:table-cell table:formula="of:=[.$D14]*([.$D$4]^[.G$6])" office:value-type="float" office:value="113550908.213694" calcext:value-type="float">
            <text:p>113550908.213694</text:p>
          </table:table-cell>
        </table:table-row>
        <table:table-row table:style-name="ro1">
          <table:table-cell/>
          <table:table-cell table:formula="of:=[$Sheet1.B15]" office:value-type="string" office:string-value="2e2ca6e88b9be8bebb1100c1c4b4887fb1a65ca6" calcext:value-type="string">
            <text:p>2e2ca6e88b9be8bebb1100c1c4b4887fb1a65ca6</text:p>
          </table:table-cell>
          <table:table-cell table:formula="of:=EXP(SLOPE(LN([$Sheet1.C15:$Sheet1.E15]);[Sheet1.$C$6:.$E$6]))" office:value-type="float" office:value="2.43255608235446" calcext:value-type="float">
            <text:p>2.43255608235446</text:p>
          </table:table-cell>
          <table:table-cell table:formula="of:=EXP(INTERCEPT(LN([$Sheet1.C15:$Sheet1.E15]);[Sheet1.$C$6:.$E$6]))" office:value-type="float" office:value="0.0815935416523715" calcext:value-type="float">
            <text:p>0.081593541652372</text:p>
          </table:table-cell>
          <table:table-cell/>
          <table:table-cell table:formula="of:=[.$D15]*([.$D$4]^[.F$6])" office:value-type="float" office:value="3707237.16063716" calcext:value-type="float">
            <text:p>3707237.16063716</text:p>
          </table:table-cell>
          <table:table-cell table:formula="of:=[.$D15]*([.$D$4]^[.G$6])" office:value-type="float" office:value="126046063.461663" calcext:value-type="float">
            <text:p>126046063.461663</text:p>
          </table:table-cell>
        </table:table-row>
        <table:table-row table:style-name="ro1">
          <table:table-cell/>
          <table:table-cell table:formula="of:=[$Sheet1.B16]" office:value-type="string" office:string-value="76675eaaa317a3eb4701ff37195b8d63514d9ed6" calcext:value-type="string">
            <text:p>76675eaaa317a3eb4701ff37195b8d63514d9ed6</text:p>
          </table:table-cell>
          <table:table-cell table:formula="of:=EXP(SLOPE(LN([$Sheet1.C16:$Sheet1.E16]);[Sheet1.$C$6:.$E$6]))" office:value-type="float" office:value="1.07076609356901" calcext:value-type="float">
            <text:p>1.07076609356901</text:p>
          </table:table-cell>
          <table:table-cell table:formula="of:=EXP(INTERCEPT(LN([$Sheet1.C16:$Sheet1.E16]);[Sheet1.$C$6:.$E$6]))" office:value-type="float" office:value="0.633672459675887" calcext:value-type="float">
            <text:p>0.633672459675887</text:p>
          </table:table-cell>
          <table:table-cell/>
          <table:table-cell table:formula="of:=[.$D16]*([.$D$4]^[.F$6])" office:value-type="float" office:value="28791176.8824968" calcext:value-type="float">
            <text:p>28791176.8824968</text:p>
          </table:table-cell>
          <table:table-cell table:formula="of:=[.$D16]*([.$D$4]^[.G$6])" office:value-type="float" office:value="978900014.004892" calcext:value-type="float">
            <text:p>978900014.004892</text:p>
          </table:table-cell>
        </table:table-row>
        <table:table-row table:style-name="ro1">
          <table:table-cell/>
          <table:table-cell table:formula="of:=[$Sheet1.B17]" office:value-type="string" office:string-value="ae809c4ebe61dc3519c5609de4883a37322c227a" calcext:value-type="string">
            <text:p>ae809c4ebe61dc3519c5609de4883a37322c227a</text:p>
          </table:table-cell>
          <table:table-cell table:formula="of:=EXP(SLOPE(LN([$Sheet1.C17:$Sheet1.E17]);[Sheet1.$C$6:.$E$6]))" office:value-type="float" office:value="1.05749437841775" calcext:value-type="float">
            <text:p>1.05749437841775</text:p>
          </table:table-cell>
          <table:table-cell table:formula="of:=EXP(INTERCEPT(LN([$Sheet1.C17:$Sheet1.E17]);[Sheet1.$C$6:.$E$6]))" office:value-type="float" office:value="0.644181105955545" calcext:value-type="float">
            <text:p>0.644181105955545</text:p>
          </table:table-cell>
          <table:table-cell/>
          <table:table-cell table:formula="of:=[.$D17]*([.$D$4]^[.F$6])" office:value-type="float" office:value="29268641.6818791" calcext:value-type="float">
            <text:p>29268641.6818791</text:p>
          </table:table-cell>
          <table:table-cell table:formula="of:=[.$D17]*([.$D$4]^[.G$6])" office:value-type="float" office:value="995133817.18389" calcext:value-type="float">
            <text:p>995133817.18389</text:p>
          </table:table-cell>
        </table:table-row>
        <table:table-row table:style-name="ro1">
          <table:table-cell/>
          <table:table-cell table:formula="of:=[$Sheet1.B18]" office:value-type="string" office:string-value="d6770ec62106613d04cbc64eb7888bb8022c451a" calcext:value-type="string">
            <text:p>d6770ec62106613d04cbc64eb7888bb8022c451a</text:p>
          </table:table-cell>
          <table:table-cell table:formula="of:=EXP(SLOPE(LN([$Sheet1.C18:$Sheet1.E18]);[Sheet1.$C$6:.$E$6]))" office:value-type="float" office:value="1.06483276084445" calcext:value-type="float">
            <text:p>1.06483276084445</text:p>
          </table:table-cell>
          <table:table-cell table:formula="of:=EXP(INTERCEPT(LN([$Sheet1.C18:$Sheet1.E18]);[Sheet1.$C$6:.$E$6]))" office:value-type="float" office:value="0.65591416536982" calcext:value-type="float">
            <text:p>0.65591416536982</text:p>
          </table:table-cell>
          <table:table-cell/>
          <table:table-cell table:formula="of:=[.$D18]*([.$D$4]^[.F$6])" office:value-type="float" office:value="29801738.2111839" calcext:value-type="float">
            <text:p>29801738.2111839</text:p>
          </table:table-cell>
          <table:table-cell table:formula="of:=[.$D18]*([.$D$4]^[.G$6])" office:value-type="float" office:value="1013259099.18025" calcext:value-type="float">
            <text:p>1013259099.18025</text:p>
          </table:table-cell>
        </table:table-row>
        <table:table-row table:style-name="ro1">
          <table:table-cell/>
          <table:table-cell table:formula="of:=[$Sheet1.B19]" office:value-type="float" office:value="0" calcext:value-type="float">
            <text:p>0</text:p>
          </table:table-cell>
          <table:table-cell table:formula="of:=EXP(SLOPE(LN([$Sheet1.C19:$Sheet1.E19]);[Sheet1.$C$6:.$E$6]))" office:value-type="string" office:string-value="" calcext:value-type="error">
            <text:p>Err:502</text:p>
          </table:table-cell>
          <table:table-cell table:formula="of:=EXP(INTERCEPT(LN([$Sheet1.C19:$Sheet1.E19]);[Sheet1.$C$6:.$E$6]))" office:value-type="string" office:string-value="" calcext:value-type="error">
            <text:p>Err:502</text:p>
          </table:table-cell>
          <table:table-cell/>
          <table:table-cell table:formula="of:=[.$D19]*([.$D$4]^[.F$6])" office:value-type="string" office:string-value="" calcext:value-type="error">
            <text:p>Err:502</text:p>
          </table:table-cell>
          <table:table-cell table:formula="of:=[.$D19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0]" office:value-type="float" office:value="0" calcext:value-type="float">
            <text:p>0</text:p>
          </table:table-cell>
          <table:table-cell table:formula="of:=EXP(SLOPE(LN([$Sheet1.C20:$Sheet1.E20]);[Sheet1.$C$6:.$E$6]))" office:value-type="string" office:string-value="" calcext:value-type="error">
            <text:p>Err:502</text:p>
          </table:table-cell>
          <table:table-cell table:formula="of:=EXP(INTERCEPT(LN([$Sheet1.C20:$Sheet1.E20]);[Sheet1.$C$6:.$E$6]))" office:value-type="string" office:string-value="" calcext:value-type="error">
            <text:p>Err:502</text:p>
          </table:table-cell>
          <table:table-cell/>
          <table:table-cell table:formula="of:=[.$D20]*([.$D$4]^[.F$6])" office:value-type="string" office:string-value="" calcext:value-type="error">
            <text:p>Err:502</text:p>
          </table:table-cell>
          <table:table-cell table:formula="of:=[.$D20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1]" office:value-type="float" office:value="0" calcext:value-type="float">
            <text:p>0</text:p>
          </table:table-cell>
          <table:table-cell table:formula="of:=EXP(SLOPE(LN([$Sheet1.C21:$Sheet1.E21]);[Sheet1.$C$6:.$E$6]))" office:value-type="string" office:string-value="" calcext:value-type="error">
            <text:p>Err:502</text:p>
          </table:table-cell>
          <table:table-cell table:formula="of:=EXP(INTERCEPT(LN([$Sheet1.C21:$Sheet1.E21]);[Sheet1.$C$6:.$E$6]))" office:value-type="string" office:string-value="" calcext:value-type="error">
            <text:p>Err:502</text:p>
          </table:table-cell>
          <table:table-cell/>
          <table:table-cell table:formula="of:=[.$D21]*([.$D$4]^[.F$6])" office:value-type="string" office:string-value="" calcext:value-type="error">
            <text:p>Err:502</text:p>
          </table:table-cell>
          <table:table-cell table:formula="of:=[.$D21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2]" office:value-type="float" office:value="0" calcext:value-type="float">
            <text:p>0</text:p>
          </table:table-cell>
          <table:table-cell table:formula="of:=EXP(SLOPE(LN([$Sheet1.C22:$Sheet1.E22]);[Sheet1.$C$6:.$E$6]))" office:value-type="string" office:string-value="" calcext:value-type="error">
            <text:p>Err:502</text:p>
          </table:table-cell>
          <table:table-cell table:formula="of:=EXP(INTERCEPT(LN([$Sheet1.C22:$Sheet1.E22]);[Sheet1.$C$6:.$E$6]))" office:value-type="string" office:string-value="" calcext:value-type="error">
            <text:p>Err:502</text:p>
          </table:table-cell>
          <table:table-cell/>
          <table:table-cell table:formula="of:=[.$D22]*([.$D$4]^[.F$6])" office:value-type="string" office:string-value="" calcext:value-type="error">
            <text:p>Err:502</text:p>
          </table:table-cell>
          <table:table-cell table:formula="of:=[.$D22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3]" office:value-type="float" office:value="0" calcext:value-type="float">
            <text:p>0</text:p>
          </table:table-cell>
          <table:table-cell table:formula="of:=EXP(SLOPE(LN([$Sheet1.C23:$Sheet1.E23]);[Sheet1.$C$6:.$E$6]))" office:value-type="string" office:string-value="" calcext:value-type="error">
            <text:p>Err:502</text:p>
          </table:table-cell>
          <table:table-cell table:formula="of:=EXP(INTERCEPT(LN([$Sheet1.C23:$Sheet1.E23]);[Sheet1.$C$6:.$E$6]))" office:value-type="string" office:string-value="" calcext:value-type="error">
            <text:p>Err:502</text:p>
          </table:table-cell>
          <table:table-cell/>
          <table:table-cell table:formula="of:=[.$D23]*([.$D$4]^[.F$6])" office:value-type="string" office:string-value="" calcext:value-type="error">
            <text:p>Err:502</text:p>
          </table:table-cell>
          <table:table-cell table:formula="of:=[.$D23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4]" office:value-type="float" office:value="0" calcext:value-type="float">
            <text:p>0</text:p>
          </table:table-cell>
          <table:table-cell table:formula="of:=EXP(SLOPE(LN([$Sheet1.C24:$Sheet1.E24]);[Sheet1.$C$6:.$E$6]))" office:value-type="string" office:string-value="" calcext:value-type="error">
            <text:p>Err:502</text:p>
          </table:table-cell>
          <table:table-cell table:formula="of:=EXP(INTERCEPT(LN([$Sheet1.C24:$Sheet1.E24]);[Sheet1.$C$6:.$E$6]))" office:value-type="string" office:string-value="" calcext:value-type="error">
            <text:p>Err:502</text:p>
          </table:table-cell>
          <table:table-cell/>
          <table:table-cell table:formula="of:=[.$D24]*([.$D$4]^[.F$6])" office:value-type="string" office:string-value="" calcext:value-type="error">
            <text:p>Err:502</text:p>
          </table:table-cell>
          <table:table-cell table:formula="of:=[.$D24]*([.$D$4]^[.G$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[$Sheet1.B25]" office:value-type="float" office:value="0" calcext:value-type="float">
            <text:p>0</text:p>
          </table:table-cell>
          <table:table-cell table:formula="of:=EXP(SLOPE(LN([$Sheet1.C25:$Sheet1.E25]);[Sheet1.$C$6:.$E$6]))" office:value-type="string" office:string-value="" calcext:value-type="error">
            <text:p>Err:502</text:p>
          </table:table-cell>
          <table:table-cell table:formula="of:=EXP(INTERCEPT(LN([$Sheet1.C25:$Sheet1.E25]);[Sheet1.$C$6:.$E$6]))" office:value-type="string" office:string-value="" calcext:value-type="error">
            <text:p>Err:502</text:p>
          </table:table-cell>
          <table:table-cell/>
          <table:table-cell table:formula="of:=[.$D25]*([.$D$4]^[.F$6])" office:value-type="string" office:string-value="" calcext:value-type="error">
            <text:p>Err:502</text:p>
          </table:table-cell>
          <table:table-cell table:formula="of:=[.$D25]*([.$D$4]^[.G$6]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2:39:22.266213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11:55.258372861</meta:creation-date>
    <dc:date>2019-09-13T18:40:59.474024154</dc:date>
    <meta:editing-duration>PT17H29M11S</meta:editing-duration>
    <meta:editing-cycles>23</meta:editing-cycles>
    <meta:generator>LibreOffice/6.0.7.3$Linux_X86_64 LibreOffice_project/00m0$Build-3</meta:generator>
    <meta:document-statistic meta:table-count="2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0.36cm" svg:height="18.155cm" xlink:href=".." xlink:type="simple" chart:class="chart:line" chart:style-name="ch1">
        <chart:title svg:x="11.771cm" svg:y="0.406cm" chart:style-name="ch2">
          <text:p>Time to compute safe convex hull</text:p>
        </chart:title>
        <chart:legend chart:legend-position="bottom" svg:x="2.446cm" svg:y="15.564cm" style:legend-expansion="wide" chart:style-name="ch3"/>
        <chart:plot-area chart:style-name="ch4" table:cell-range-address="Sheet1.B6:Sheet1.G20" chart:data-source-has-labels="both" svg:x="1.618cm" svg:y="1.641cm" svg:width="28.135cm" svg:height="12.395cm">
          <chartooo:coordinate-region svg:x="2.345cm" svg:y="1.841cm" svg:width="27.049cm" svg:height="11.548cm"/>
          <chart:axis chart:dimension="x" chart:name="primary-x" chart:style-name="ch5" chartooo:axis-type="auto">
            <chartooo:date-scale/>
            <chart:title svg:x="14.199cm" svg:y="14.399cm" chart:style-name="ch6">
              <text:p>Problem Dimension</text:p>
            </chart:title>
            <chart:categories table:cell-range-address="Sheet1.C6:Sheet1.G6"/>
          </chart:axis>
          <chart:axis chart:dimension="y" chart:name="primary-y" chart:style-name="ch7">
            <chart:title svg:x="0.451cm" svg:y="8.477cm" chart:style-name="ch8">
              <text:p>Time (s)</text:p>
            </chart:title>
            <chart:grid chart:style-name="ch9" chart:class="major"/>
          </chart:axis>
          <chart:series chart:style-name="ch10" chart:values-cell-range-address="Sheet1.C7:Sheet1.G7" chart:label-cell-address="Sheet1.B7:Sheet1.B7" chart:class="chart:line">
            <chart:data-point chart:repeated="5"/>
          </chart:series>
          <chart:series chart:style-name="ch11" chart:values-cell-range-address="Sheet1.C8:Sheet1.G8" chart:label-cell-address="Sheet1.B8:Sheet1.B8" chart:class="chart:line">
            <chart:data-point chart:repeated="5"/>
          </chart:series>
          <chart:series chart:style-name="ch12" chart:values-cell-range-address="Sheet1.C9:Sheet1.G9" chart:label-cell-address="Sheet1.B9:Sheet1.B9" chart:class="chart:line">
            <chart:data-point chart:repeated="5"/>
          </chart:series>
          <chart:series chart:style-name="ch13" chart:values-cell-range-address="Sheet1.C10:Sheet1.G10" chart:label-cell-address="Sheet1.B10:Sheet1.B10" chart:class="chart:line">
            <chart:data-point chart:repeated="5"/>
          </chart:series>
          <chart:series chart:style-name="ch14" chart:values-cell-range-address="Sheet1.C11:Sheet1.G11" chart:label-cell-address="Sheet1.B11:Sheet1.B11" chart:class="chart:line">
            <chart:data-point chart:repeated="5"/>
          </chart:series>
          <chart:series chart:style-name="ch15" chart:values-cell-range-address="Sheet1.C12:Sheet1.G12" chart:label-cell-address="Sheet1.B12:Sheet1.B12" chart:class="chart:line">
            <chart:data-point chart:repeated="5"/>
          </chart:series>
          <chart:series chart:style-name="ch16" chart:values-cell-range-address="Sheet1.C13:Sheet1.G13" chart:label-cell-address="Sheet1.B13:Sheet1.B13" chart:class="chart:line">
            <chart:data-point chart:repeated="5"/>
          </chart:series>
          <chart:series chart:style-name="ch17" chart:values-cell-range-address="Sheet1.C14:Sheet1.G14" chart:label-cell-address="Sheet1.B14:Sheet1.B14" chart:class="chart:line">
            <chart:data-point chart:repeated="5"/>
          </chart:series>
          <chart:series chart:style-name="ch18" chart:values-cell-range-address="Sheet1.C15:Sheet1.G15" chart:label-cell-address="Sheet1.B15:Sheet1.B15" chart:class="chart:line">
            <chart:data-point chart:repeated="5"/>
          </chart:series>
          <chart:series chart:style-name="ch19" chart:values-cell-range-address="Sheet1.C16:Sheet1.G16" chart:label-cell-address="Sheet1.B16:Sheet1.B16" chart:class="chart:line">
            <chart:data-point chart:repeated="5"/>
          </chart:series>
          <chart:series chart:style-name="ch20" chart:values-cell-range-address="Sheet1.C17:Sheet1.G17" chart:label-cell-address="Sheet1.B17:Sheet1.B17" chart:class="chart:line">
            <chart:data-point chart:repeated="5"/>
          </chart:series>
          <chart:series chart:style-name="ch21" chart:values-cell-range-address="Sheet1.C18:Sheet1.G18" chart:label-cell-address="Sheet1.B18:Sheet1.B18" chart:class="chart:line">
            <chart:data-point chart:repeated="5"/>
          </chart:series>
          <chart:series chart:style-name="ch22" chart:values-cell-range-address="Sheet1.C19:Sheet1.G19" chart:label-cell-address="Sheet1.B19:Sheet1.B19" chart:class="chart:line">
            <chart:data-point chart:repeated="5"/>
          </chart:series>
          <chart:series chart:style-name="ch23" chart:values-cell-range-address="Sheet1.C20:Sheet1.G20" chart:label-cell-address="Sheet1.B20:Sheet1.B20" chart:class="chart:line">
            <chart:data-point chart:repeated="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6:Sheet1.G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f9f03a</text:p>
                <draw:g>
                  <svg:desc>Sheet1.B7:Sheet1.B7</svg:desc>
                </draw:g>
              </table:table-cell>
              <table:table-cell office:value-type="float" office:value="0.676">
                <text:p>0.676</text:p>
                <draw:g>
                  <svg:desc>Sheet1.C7:Sheet1.G7</svg:desc>
                </draw:g>
              </table:table-cell>
              <table:table-cell office:value-type="float" office:value="1.986">
                <text:p>1.986</text:p>
              </table:table-cell>
              <table:table-cell office:value-type="float" office:value="157.2">
                <text:p>1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f010878ad3ac1c708219e4c7ca9d8d8590b3fb</text:p>
                <draw:g>
                  <svg:desc>Sheet1.B8:Sheet1.B8</svg:desc>
                </draw:g>
              </table:table-cell>
              <table:table-cell office:value-type="float" office:value="0.767">
                <text:p>0.767</text:p>
                <draw:g>
                  <svg:desc>Sheet1.C8:Sheet1.G8</svg:desc>
                </draw:g>
              </table:table-cell>
              <table:table-cell office:value-type="float" office:value="2.551">
                <text:p>2.551</text:p>
              </table:table-cell>
              <table:table-cell office:value-type="float" office:value="146.1">
                <text:p>1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5978603a34867ac4e7689e888235102369e55c1</text:p>
                <draw:g>
                  <svg:desc>Sheet1.B9:Sheet1.B9</svg:desc>
                </draw:g>
              </table:table-cell>
              <table:table-cell office:value-type="float" office:value="0.722">
                <text:p>0.722</text:p>
                <draw:g>
                  <svg:desc>Sheet1.C9:Sheet1.G9</svg:desc>
                </draw:g>
              </table:table-cell>
              <table:table-cell office:value-type="float" office:value="1.492">
                <text:p>1.492</text:p>
              </table:table-cell>
              <table:table-cell office:value-type="float" office:value="168.563">
                <text:p>168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0a743f7c7964fba89753d15c281665f5b7aea01</text:p>
                <draw:g>
                  <svg:desc>Sheet1.B10:Sheet1.B10</svg:desc>
                </draw:g>
              </table:table-cell>
              <table:table-cell office:value-type="float" office:value="0.803">
                <text:p>0.803</text:p>
                <draw:g>
                  <svg:desc>Sheet1.C10:Sheet1.G10</svg:desc>
                </draw:g>
              </table:table-cell>
              <table:table-cell office:value-type="float" office:value="1.014">
                <text:p>1.014</text:p>
              </table:table-cell>
              <table:table-cell office:value-type="float" office:value="34.302">
                <text:p>34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f0d3feabbdec26a305f437098b9cfbefca81c6b</text:p>
                <draw:g>
                  <svg:desc>Sheet1.B11:Sheet1.B11</svg:desc>
                </draw:g>
              </table:table-cell>
              <table:table-cell office:value-type="float" office:value="0.601">
                <text:p>0.601</text:p>
                <draw:g>
                  <svg:desc>Sheet1.C11:Sheet1.G11</svg:desc>
                </draw:g>
              </table:table-cell>
              <table:table-cell office:value-type="float" office:value="1.018">
                <text:p>1.018</text:p>
              </table:table-cell>
              <table:table-cell office:value-type="float" office:value="34.53">
                <text:p>3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c37070eba78a3d55991fe1a19740ac6f78983a4</text:p>
                <draw:g>
                  <svg:desc>Sheet1.B12:Sheet1.B12</svg:desc>
                </draw:g>
              </table:table-cell>
              <table:table-cell office:value-type="float" office:value="0.579">
                <text:p>0.579</text:p>
                <draw:g>
                  <svg:desc>Sheet1.C12:Sheet1.G12</svg:desc>
                </draw:g>
              </table:table-cell>
              <table:table-cell office:value-type="float" office:value="0.965">
                <text:p>0.965</text:p>
              </table:table-cell>
              <table:table-cell office:value-type="float" office:value="25.764">
                <text:p>25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31fbfd2061888a317f4a24c030a0a303bedaeb</text:p>
                <draw:g>
                  <svg:desc>Sheet1.B13:Sheet1.B13</svg:desc>
                </draw:g>
              </table:table-cell>
              <table:table-cell office:value-type="float" office:value="0.865">
                <text:p>0.865</text:p>
                <draw:g>
                  <svg:desc>Sheet1.C13:Sheet1.G13</svg:desc>
                </draw:g>
              </table:table-cell>
              <table:table-cell office:value-type="float" office:value="0.983">
                <text:p>0.983</text:p>
              </table:table-cell>
              <table:table-cell office:value-type="float" office:value="3.188">
                <text:p>3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b79fee84fc60d90df42511ada41bf7750a2e547</text:p>
                <draw:g>
                  <svg:desc>Sheet1.B14:Sheet1.B14</svg:desc>
                </draw:g>
              </table:table-cell>
              <table:table-cell office:value-type="float" office:value="0.755">
                <text:p>0.755</text:p>
                <draw:g>
                  <svg:desc>Sheet1.C14:Sheet1.G14</svg:desc>
                </draw:g>
              </table:table-cell>
              <table:table-cell office:value-type="float" office:value="0.854">
                <text:p>0.854</text:p>
              </table:table-cell>
              <table:table-cell office:value-type="float" office:value="5.759">
                <text:p>5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e2ca6e88b9be8bebb1100c1c4b4887fb1a65ca6</text:p>
                <draw:g>
                  <svg:desc>Sheet1.B15:Sheet1.B15</svg:desc>
                </draw:g>
              </table:table-cell>
              <table:table-cell office:value-type="float" office:value="0.629">
                <text:p>0.629</text:p>
                <draw:g>
                  <svg:desc>Sheet1.C15:Sheet1.G15</svg:desc>
                </draw:g>
              </table:table-cell>
              <table:table-cell office:value-type="float" office:value="0.692">
                <text:p>0.692</text:p>
              </table:table-cell>
              <table:table-cell office:value-type="float" office:value="3.722">
                <text:p>3.722</text:p>
              </table:table-cell>
              <table:table-cell office:value-type="float" office:value="83.022">
                <text:p>8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75eaaa317a3eb4701ff37195b8d63514d9ed6</text:p>
                <draw:g>
                  <svg:desc>Sheet1.B16:Sheet1.B16</svg:desc>
                </draw:g>
              </table:table-cell>
              <table:table-cell office:value-type="float" office:value="0.737">
                <text:p>0.737</text:p>
                <draw:g>
                  <svg:desc>Sheet1.C16:Sheet1.G16</svg:desc>
                </draw:g>
              </table:table-cell>
              <table:table-cell office:value-type="float" office:value="0.756">
                <text:p>0.756</text:p>
              </table:table-cell>
              <table:table-cell office:value-type="float" office:value="0.845">
                <text:p>0.845</text:p>
              </table:table-cell>
              <table:table-cell office:value-type="float" office:value="7.294">
                <text:p>7.294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ae809c4ebe61dc3519c5609de4883a37322c227a</text:p>
                <draw:g>
                  <svg:desc>Sheet1.B17:Sheet1.B17</svg:desc>
                </draw:g>
              </table:table-cell>
              <table:table-cell office:value-type="float" office:value="0.727">
                <text:p>0.727</text:p>
                <draw:g>
                  <svg:desc>Sheet1.C17:Sheet1.G17</svg:desc>
                </draw:g>
              </table:table-cell>
              <table:table-cell office:value-type="float" office:value="0.748">
                <text:p>0.748</text:p>
              </table:table-cell>
              <table:table-cell office:value-type="float" office:value="0.813">
                <text:p>0.813</text:p>
              </table:table-cell>
              <table:table-cell office:value-type="float" office:value="2.531">
                <text:p>2.531</text:p>
              </table:table-cell>
              <table:table-cell office:value-type="float" office:value="31.921">
                <text:p>31.921</text:p>
              </table:table-cell>
            </table:table-row>
            <table:table-row>
              <table:table-cell office:value-type="string">
                <text:p>d6770ec62106613d04cbc64eb7888bb8022c451a</text:p>
                <draw:g>
                  <svg:desc>Sheet1.B18:Sheet1.B18</svg:desc>
                </draw:g>
              </table:table-cell>
              <table:table-cell office:value-type="float" office:value="0.747">
                <text:p>0.747</text:p>
                <draw:g>
                  <svg:desc>Sheet1.C18:Sheet1.G18</svg:desc>
                </draw:g>
              </table:table-cell>
              <table:table-cell office:value-type="float" office:value="0.785">
                <text:p>0.785</text:p>
              </table:table-cell>
              <table:table-cell office:value-type="float" office:value="0.847">
                <text:p>0.847</text:p>
              </table:table-cell>
              <table:table-cell office:value-type="float" office:value="2.271">
                <text:p>2.271</text:p>
              </table:table-cell>
              <table:table-cell office:value-type="float" office:value="8.183">
                <text:p>8.183</text:p>
              </table:table-cell>
            </table:table-row>
            <table:table-row>
              <table:table-cell office:value-type="string">
                <text:p/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